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a1b3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6a1b3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عَـٰدِيَـٰت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لْعَـٰدِيَـٰتِ ضَبْحاً </text:span><text:span text:style-name="T3">(1)</text:span><text:span text:style-name="T2"> فَالْمُورۣيَـٰتِ قَدْحاً </text:span><text:span text:style-name="T3">(2)</text:span><text:span text:style-name="T2"> فَالْمُغِيرَ؛تِ صُبْحاً </text:span><text:span text:style-name="T3">(3)</text:span><text:span text:style-name="T2"> فَأَثَرْنَ بِهِ” نَقْعاً </text:span><text:span text:style-name="T3">(4)</text:span><text:span text:style-name="T2"> فَوَسَطْنَ بِهِ” جَمْعاٗ </text:span><text:span text:style-name="T3">(5)</text:span><text:span text:style-name="T2"> اِنَّ </text:span><text:span text:style-name="T5">۰</text:span><text:span text:style-name="T2">لِانسَـٰنَ لِرَبِّهِ” لَكَنُودٌ </text:span><text:span text:style-name="T3">(6)</text:span><text:span text:style-name="T2"> وَإِنَّهُ„ عَلَيٰ ذَ؛لِــكَ لَشَهِيدٌ </text:span><text:span text:style-name="T3">(7)</text:span><text:span text:style-name="T2"> وَإِنَّهُ„ لِحُبِّ </text:span><text:span text:style-name="T5">۱</text:span><text:span text:style-name="T2">لْخَيْرۣ لَشَدِيد٘ؐ </text:span><text:span text:style-name="T3">(8)</text:span><text:span text:style-name="T2"> © اَفَلاَ يَعْلَمُ إِذَا بُعْثِرَ مَا فِى </text:span><text:span text:style-name="T5">۱</text:span><text:span text:style-name="T2">لْقُبُورۣ </text:span><text:span text:style-name="T3">(9)</text:span><text:span text:style-name="T2"> وَحُصِّلَ مَا فِى </text:span><text:span text:style-name="T5">۱</text:span><text:span text:style-name="T2">لصُّدُورۣ </text:span><text:span text:style-name="T3">(10)</text:span><text:span text:style-name="T2"> إِنَّ رَبَّهُم بِهِمْ يَوْمَئِذٍ لَّخَبِير٘ </text:span><text:span text:style-name="T3">(11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6:33.282277924</meta:creation-date>
    <dc:date>2025-03-03T14:46:40.325376646</dc:date>
    <meta:editing-duration>PT9S</meta:editing-duration>
    <meta:editing-cycles>1</meta:editing-cycles>
    <meta:document-statistic meta:table-count="0" meta:image-count="0" meta:object-count="0" meta:page-count="1" meta:paragraph-count="2" meta:word-count="58" meta:character-count="303" meta:non-whitespace-character-count="247"/>
    <meta:generator>LibreOffice/24.8.2.1$Linux_X86_64 LibreOffice_project/0f794b6e29741098670a3b95d60478a65d05ef13</meta:generator>
  </office:meta>
</office:document-meta>
</file>